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そわそわ・・・）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squirm*... *wriggle*...</text:p>
          </table:table-cell>
          <table:table-cell table:number-columns-repeated="1020"/>
        </table:table-row>
        <table:table-row>
          <table:table-cell table:style-name="ce0" office:value-type="string">
            <text:p>えへへ！　まだかなー・・・まだか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すっかり体冷えちゃったよー！　はうう・・・
おトイレ行きたい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来た！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れか！　氷の美少女っての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すっげー！　マジだったの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あー！　いっぱい来たね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ここから降ろしてー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とりあえず木を揺らしてみ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みんな！　3人に分かれて思いっきり
　揺さぶる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っしゃ！　行くぜ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せーーーのーーー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りゃあーーーーーーーー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うーん・・・びくともし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もっと人数が必要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じゃ俺が呼んでくる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あ、頼む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もじもじ・・・）</text:p>
          </table:table-cell>
          <table:table-cell table:style-name="ce0" office:value-type="string">
            <text:p>Chat - L5 A Hime</text:p>
          </table:table-cell>
          <table:table-cell table:style-name="ce0"/>
          <table:table-cell table:style-name="ce0" office:value-type="string">
            <text:p>*fidget*... *wiggle*...</text:p>
          </table:table-cell>
          <table:table-cell table:number-columns-repeated="1020"/>
        </table:table-row>
        <table:table-row>
          <table:table-cell table:style-name="ce0" office:value-type="string">
            <text:p>男
「これだけ人数がいればいけるだろ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さっそくリトライだ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へ？　今ちょっと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！　成功だ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良かったな、お嬢ち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ふうぅ！　しょ、衝撃がお腹に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ん？　お嬢ちゃん、大丈夫か！？　どこか
　打った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へへ・・・！　大丈夫！　怪我はしてない
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らいいん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あとは氷を砕くだけ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みんなで角材を持ってきたんだ。　こいつで
　今出してや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角材じゃちょっと無理だと思うけどなー
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フフフ、やる前からナメてもらっちゃ困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さあ、見せてやろうぜ！　俺たちの筋肉を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おおお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はぁ・・・っ、は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、なんだよこの氷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鉄より硬えんじゃねえの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し、信じられ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・・・！　普通の方法じゃ壊れないと
思うよ・・・？　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ううぅぅ・・・お、おトイレ・・・すっごく行きたい
　よぉ～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んなに男の人が回りにいたら
　・・・あんまりもじもじできないし・・・ううぅ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あお嬢ちゃん、この氷はいったい
　何なん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これはね、わたしが落石から身を守る
ために作ったんだけど、強力すぎて自分じゃ
壊せない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ハイスペックなドジッ娘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略してドジスペッ娘だね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う、う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とにかく、コイツを砕くには角材じゃだめ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そらく金槌でもだめだろう。　とな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溶けるのを待つしかない・・・？　か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ふ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いや、ちょっと待て。　氷ってことは熱を
　加えれば早く溶け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るほど、火を起こそ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ちょうどこの枯れ木がいい具合によく燃え
　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マッチと着火用オイルを取ってく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急いで～！　早くしないと・・・おしっこ
　漏らしちゃうよぉ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